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Elstob2" svg:font-family="Elstob" style:font-adornments="Bold" style:font-pitch="variable"/>
    <style:font-face style:name="Elstob3" svg:font-family="Elstob" style:font-adornments="ExtraLight" style:font-pitch="variable"/>
    <style:font-face style:name="Elstob" svg:font-family="Elstob" style:font-adornments="Light" style:font-pitch="variable"/>
    <style:font-face style:name="Elstob1" svg:font-family="Elstob" style:font-adornments="Regular" style:font-pitch="variable"/>
    <style:font-face style:name="Elstob:frac=1&amp;sups" svg:font-family="Elstob:frac=1&amp;sups" style:font-adornments="Regular" style:font-pitch="variable"/>
    <style:font-face style:name="Elstob:onum&amp;pnum" svg:font-family="Elstob:onum&amp;pnum" style:font-pitch="variable"/>
    <style:font-face style:name="Elstob:sups" svg:font-family="Elstob:sups" style:font-adornments="Light" style:font-pitch="variable"/>
    <style:font-face style:name="Elstob:sups&amp;onum&amp;pnum" svg:font-family="Elstob:sups&amp;onum&amp;pnum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473"/>
    </style:style>
    <style:style style:name="P2" style:family="paragraph" style:parent-style-name="Text_20_body">
      <style:paragraph-properties fo:break-before="page"/>
      <style:text-properties officeooo:paragraph-rsid="001b0473"/>
    </style:style>
    <style:style style:name="T1" style:family="text">
      <style:text-properties fo:font-style="italic" officeooo:rsid="0022ed4f" style:font-style-asian="italic" style:font-style-complex="italic"/>
    </style:style>
    <style:style style:name="T2" style:family="text">
      <style:text-properties officeooo:rsid="0022ed4f"/>
    </style:style>
    <style:style style:name="T3" style:family="text">
      <style:text-properties officeooo:rsid="02b1aea7"/>
    </style:style>
    <style:style style:name="T4" style:family="text">
      <style:text-properties officeooo:rsid="00214e90"/>
    </style:style>
    <style:style style:name="T5" style:family="text">
      <style:text-properties style:text-position="0% 100%" style:font-name="Elstob:frac=1&amp;sups" officeooo:rsid="00214e90"/>
    </style:style>
    <style:style style:name="T6" style:family="text">
      <style:text-properties style:font-name="Elstob:onum&amp;pnum" officeooo:rsid="0022ed4f"/>
    </style:style>
    <style:style style:name="T7" style:family="text">
      <style:text-properties style:font-name="Elstob:onum&amp;pnum" fo:font-style="italic" officeooo:rsid="0022ed4f" style:font-style-asian="italic" style:font-style-complex="italic"/>
    </style:style>
    <style:style style:name="T8" style:family="text">
      <style:text-properties style:font-name="Elstob:onum&amp;pnum" fo:font-style="italic" officeooo:rsid="02b1aea7" style:font-style-asian="italic" style:font-style-complex="italic"/>
    </style:style>
    <style:style style:name="T9" style:family="text">
      <style:text-properties style:font-name="Elstob:onum&amp;pnum" officeooo:rsid="02b1aea7"/>
    </style:style>
    <style:style style:name="T10" style:family="text">
      <style:text-properties style:font-name="Elstob" fo:font-style="normal" fo:font-weight="250" officeooo:rsid="00214e90"/>
    </style:style>
    <style:style style:name="T11" style:family="text">
      <style:text-properties style:font-name="Elstob" fo:font-style="normal" fo:font-weight="250" officeooo:rsid="0022ed4f" style:font-style-asian="italic" style:font-style-complex="italic"/>
    </style:style>
    <style:style style:name="T12" style:family="text">
      <style:text-properties style:font-name="Elstob" fo:font-style="normal" fo:font-weight="250" officeooo:rsid="02b1aea7" style:font-style-asian="italic" style:font-style-complex="italic"/>
    </style:style>
    <style:style style:name="T13" style:family="text">
      <style:text-properties style:font-name="Elstob" fo:font-style="normal" fo:font-weight="250" officeooo:rsid="0022ed4f"/>
    </style:style>
    <style:style style:name="T14" style:family="text">
      <style:text-properties style:font-name="Elstob" fo:font-style="normal" fo:font-weight="250" officeooo:rsid="02b1aea7"/>
    </style:style>
    <style:style style:name="T15" style:family="text">
      <style:text-properties fo:font-style="normal" fo:font-weight="250" officeooo:rsid="00214e90"/>
    </style:style>
    <style:style style:name="T16" style:family="text">
      <style:text-properties fo:font-style="normal" fo:font-weight="250" officeooo:rsid="0022ed4f"/>
    </style:style>
    <style:style style:name="T17" style:family="text">
      <style:text-properties fo:font-style="normal" fo:font-weight="250" officeooo:rsid="02b1aea7"/>
    </style:style>
    <style:style style:name="T18" style:family="text">
      <style:text-properties fo:font-style="normal" officeooo:rsid="00214e90"/>
    </style:style>
    <style:style style:name="T19" style:family="text">
      <style:text-properties fo:font-style="normal" officeooo:rsid="0022ed4f"/>
    </style:style>
    <style:style style:name="T20" style:family="text">
      <style:text-properties fo:font-style="normal" fo:font-weight="bold" officeooo:rsid="00214e90"/>
    </style:style>
    <style:style style:name="T21" style:family="text">
      <style:text-properties fo:font-style="normal" fo:font-weight="bold" officeooo:rsid="0022ed4f"/>
    </style:style>
    <style:style style:name="T22" style:family="text">
      <style:text-properties fo:font-style="normal" fo:font-weight="bold" officeooo:rsid="02b1aea7"/>
    </style:style>
    <style:style style:name="T23" style:family="text">
      <style:text-properties fo:font-style="normal" fo:font-weight="150" officeooo:rsid="00214e90"/>
    </style:style>
    <style:style style:name="T24" style:family="text">
      <style:text-properties fo:font-style="normal" fo:font-weight="150" officeooo:rsid="0022ed4f"/>
    </style:style>
    <style:style style:name="T25" style:family="text">
      <style:text-properties fo:font-style="normal" fo:font-weight="150" officeooo:rsid="02b1aea7"/>
    </style:style>
    <style:style style:name="T26" style:family="text">
      <style:text-properties style:font-name="Elstob2" fo:font-style="normal" fo:font-weight="bold" officeooo:rsid="00214e90"/>
    </style:style>
    <style:style style:name="T27" style:family="text">
      <style:text-properties style:font-name="Elstob2" fo:font-style="normal" fo:font-weight="bold" officeooo:rsid="0022ed4f" style:font-style-asian="italic" style:font-style-complex="italic"/>
    </style:style>
    <style:style style:name="T28" style:family="text">
      <style:text-properties style:font-name="Elstob2" fo:font-style="normal" fo:font-weight="bold" officeooo:rsid="02b1aea7" style:font-style-asian="italic" style:font-style-complex="italic"/>
    </style:style>
    <style:style style:name="T29" style:family="text">
      <style:text-properties style:font-name="Elstob2" fo:font-style="normal" fo:font-weight="bold" officeooo:rsid="0022ed4f"/>
    </style:style>
    <style:style style:name="T30" style:family="text">
      <style:text-properties style:font-name="Elstob2" fo:font-style="normal" fo:font-weight="bold" officeooo:rsid="02b1aea7"/>
    </style:style>
    <style:style style:name="T31" style:family="text">
      <style:text-properties style:font-name="Elstob3" fo:font-style="normal" fo:font-weight="150" officeooo:rsid="00214e90"/>
    </style:style>
    <style:style style:name="T32" style:family="text">
      <style:text-properties style:font-name="Elstob3" fo:font-style="normal" fo:font-weight="150" officeooo:rsid="0022ed4f" style:font-style-asian="italic" style:font-style-complex="italic"/>
    </style:style>
    <style:style style:name="T33" style:family="text">
      <style:text-properties style:font-name="Elstob3" fo:font-style="normal" fo:font-weight="150" officeooo:rsid="02b1aea7" style:font-style-asian="italic" style:font-style-complex="italic"/>
    </style:style>
    <style:style style:name="T34" style:family="text">
      <style:text-properties style:font-name="Elstob3" fo:font-style="normal" fo:font-weight="150" officeooo:rsid="0022ed4f"/>
    </style:style>
    <style:style style:name="T35" style:family="text">
      <style:text-properties style:font-name="Elstob3" fo:font-style="normal" fo:font-weight="150" officeooo:rsid="02b1ae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hese translations vary widely in quality, interest, and accessibility, and thus in their usefulness as teaching tools.</text:span><text:span text:style-name="Footnote_20_anchor"><text:span text:style-name="T4">1</text:span></text:span><text:span text:style-name="T4"> But I want to keep the translation</text:span><text:span text:style-name="Footnote_20_anchor"><text:span text:style-name="T5">2</text:span></text:span><text:span text:style-name="T4"> as teaching tool in the background today, and focus instead on the problems</text:span><text:span text:style-name="Footnote_20_anchor"><text:span text:style-name="T4">3</text:span></text:span><text:span text:style-name="T4"> a translator into an archaic language faces and the choices one makes while working through those problems.</text:span><text:span text:style-name="Footnote_20_anchor"><text:span text:style-name="T4">4</text:span></text:span><text:span text:style-name="T4"> These choices have implications for the translation as cultural production.</text:span><text:span text:style-name="Footnote_20_anchor"><text:span text:style-name="T4">5</text:span></text:span><text:span text:style-name="T4"> Modern translation theory views</text:span><text:span text:style-name="Footnote_20_anchor"><text:span text:style-name="T4">6</text:span></text:span><text:span text:style-name="T4"> the translation as rendering a work</text:span><text:span text:style-name="Footnote_20_anchor"><text:span text:style-name="T4">7</text:span></text:span><text:span text:style-name="T4"> not only linguistically, but also culturally.</text:span><text:span text:style-name="Footnote_20_anchor"><text:span text:style-name="T4">8</text:span></text:span><text:span text:style-name="T4"> A translation of, say, </text:span><text:span text:style-name="T1">The Iliad</text:span><text:span text:style-name="T2"> into Japanese renders,</text:span><text:span text:style-name="Footnote_20_anchor"><text:span text:style-name="T2">9</text:span></text:span><text:span text:style-name="T2"> as best it can, a distant and ancient culture accessible to a modern audience.</text:span><text:span text:style-name="Footnote_20_anchor"><text:span text:style-name="T2">10</text:span></text:span><text:span text:style-name="T2"> </text:span><text:span text:style-name="T6">Viewed in this way, a translation of </text:span><text:span text:style-name="T7">Alice</text:span><text:span text:style-name="T6"> into an archaic language</text:span><text:span text:style-name="fn2"><text:span text:style-name="T2">1</text:span></text:span><text:span text:style-name="T6"> is engaged in a curious two-step:</text:span><text:span text:style-name="fn2"><text:span text:style-name="T2">2</text:span></text:span><text:span text:style-name="T6"> it must represent the nineteenth-century </text:span><text:span text:style-name="T7">Alice</text:span><text:span text:style-name="T6"> to its audience along with many aspects of nineteenth-century culture</text:span><text:span text:style-name="fn2"><text:span text:style-name="T2">3</text:span></text:span><text:span text:style-name="T6">—if it didn’t it wouldn’t be a translation, but something else.</text:span><text:span text:style-name="fn2"><text:span text:style-name="T2">4</text:span></text:span><text:span text:style-name="T6"> But it will also, inevitably, touch upon and represent the ancient culture in whose language it is written.</text:span><text:span text:style-name="fn2"><text:span text:style-name="T2">5</text:span></text:span><text:span text:style-name="T6"> Even the 1964 Latin translation by Clive Carruthers,</text:span><text:span text:style-name="fn2"><text:span text:style-name="T2">6</text:span></text:span><text:span text:style-name="T6"> which remains firmly rooted in the nineteenth century,</text:span><text:span text:style-name="fn2"><text:span text:style-name="T2">7</text:span></text:span><text:span text:style-name="T6"> does that, if only by echoing the school-texts its readers are familiar with and employing</text:span><text:span text:style-name="fn2"><text:span text:style-name="T2">8</text:span></text:span><text:span text:style-name="T6"> a variety of meters from ancient elegiac couplets to the Goliardic rhymes of the Middle Ages.</text:span><text:span text:style-name="fn2"><text:span text:style-name="T2">9</text:span></text:span><text:span text:style-name="T6"> The Old English </text:span><text:span text:style-name="T8">Alice</text:span><text:span text:style-name="T9"> is, then, a translation for three cultures:</text:span><text:span text:style-name="fn2"><text:span text:style-name="T3">10</text:span></text:span><text:span text:style-name="T9"> both nineteenth-century and Anglo-Saxon England, and of course the postmodern world its intended readers inhabit.</text:span></text:p>
      <text:p text:style-name="P1"><text:span text:style-name="T10">These translations vary widely in quality, interest, and accessibility, and thus in their usefulness as teaching tools.</text:span><text:span text:style-name="fn3"><text:span text:style-name="T18">1</text:span></text:span><text:span text:style-name="T10"> But I want to keep the translation</text:span><text:span text:style-name="fn3"><text:span text:style-name="T18">2</text:span></text:span><text:span text:style-name="T10"> as teaching tool in the background today, and focus instead on the problems</text:span><text:span text:style-name="fn3"><text:span text:style-name="T18">3</text:span></text:span><text:span text:style-name="T10"> a translator into an archaic language faces and the choices one makes while working through those problems.</text:span><text:span text:style-name="fn3"><text:span text:style-name="T18">4</text:span></text:span><text:span text:style-name="T10"> These choices have implications for the translation as cultural production.</text:span><text:span text:style-name="fn3"><text:span text:style-name="T18">5</text:span></text:span><text:span text:style-name="T10"> Modern translation theory views</text:span><text:span text:style-name="Footnote_20_anchor"><text:span text:style-name="T15">6</text:span></text:span><text:span text:style-name="T10"> the translation as rendering a work</text:span><text:span text:style-name="Footnote_20_anchor"><text:span text:style-name="T15">7</text:span></text:span><text:span text:style-name="T10"> not only linguistically, but also culturally.</text:span><text:span text:style-name="Footnote_20_anchor"><text:span text:style-name="T15">8</text:span></text:span><text:span text:style-name="T10"> A translation of, say, </text:span><text:span text:style-name="T11">The Iliad</text:span><text:span text:style-name="T13"> into Japanese renders,</text:span><text:span text:style-name="fn3"><text:span text:style-name="T19">9</text:span></text:span><text:span text:style-name="T13"> as best it can, a distant and ancient culture accessible to a modern audience.</text:span><text:span text:style-name="Footnote_20_anchor"><text:span text:style-name="T16">10</text:span></text:span><text:span text:style-name="T13"> Viewed in this way, a translation of </text:span><text:span text:style-name="T11">Alice</text:span><text:span text:style-name="T13"> into an archaic language</text:span><text:span text:style-name="fn2"><text:span text:style-name="T16">1</text:span></text:span><text:span text:style-name="T13"> is engaged in a curious two-step:</text:span><text:span text:style-name="fn2"><text:span text:style-name="T16">2</text:span></text:span><text:span text:style-name="T13"> it must represent the nineteenth-century </text:span><text:span text:style-name="T11">Alice</text:span><text:span text:style-name="T13"> to its audience along with many aspects of nineteenth-century culture</text:span><text:span text:style-name="fn2"><text:span text:style-name="T16">3</text:span></text:span><text:span text:style-name="T13">—if it didn’t it wouldn’t be a translation, but something else.</text:span><text:span text:style-name="fn2"><text:span text:style-name="T16">4</text:span></text:span><text:span text:style-name="T13"> But it will also, inevitably, touch upon and represent the ancient culture in whose language it is written.</text:span><text:span text:style-name="fn2"><text:span text:style-name="T16">5</text:span></text:span><text:span text:style-name="T13"> Even the 1964 Latin translation by Clive Carruthers,</text:span><text:span text:style-name="fn2"><text:span text:style-name="T16">6</text:span></text:span><text:span text:style-name="T13"> which remains firmly rooted in the nineteenth century,</text:span><text:span text:style-name="fn2"><text:span text:style-name="T16">7</text:span></text:span><text:span text:style-name="T13"> does that, if only by echoing the school-texts its readers are familiar with and employing</text:span><text:span text:style-name="fn2"><text:span text:style-name="T16">8</text:span></text:span><text:span text:style-name="T13"> a variety of meters from ancient elegiac couplets to the Goliardic rhymes of the Middle Ages.</text:span><text:span text:style-name="fn2"><text:span text:style-name="T16">9</text:span></text:span><text:span text:style-name="T13"> The Old English </text:span><text:span text:style-name="T12">Alice</text:span><text:span text:style-name="T14"> is, then, a translation for three cultures:</text:span><text:span text:style-name="fn2"><text:span text:style-name="T17">10</text:span></text:span><text:span text:style-name="T14"> both nineteenth-century and Anglo-Saxon England, and of course the postmodern world its intended readers inhabit.</text:span></text:p>
      <text:p text:style-name="P1"/>
      <text:p text:style-name="P2"><text:span text:style-name="T26">These translations vary widely in quality, interest, and accessibility, and thus in their usefulness as teaching tools.</text:span><text:span text:style-name="Footnote_20_anchor"><text:span text:style-name="T20">1</text:span></text:span><text:span text:style-name="T26"> But I want to keep the translation</text:span><text:span text:style-name="Footnote_20_anchor"><text:span text:style-name="T20">2</text:span></text:span><text:span text:style-name="T26"> as teaching tool in the background today, and focus instead on the problems</text:span><text:span text:style-name="Footnote_20_anchor"><text:span text:style-name="T20">3</text:span></text:span><text:span text:style-name="T26"> a translator into an archaic language faces and the choices one makes while working through those problems.</text:span><text:span text:style-name="Footnote_20_anchor"><text:span text:style-name="T20">4</text:span></text:span><text:span text:style-name="T26"> These choices have implications for the translation as cultural production.</text:span><text:span text:style-name="Footnote_20_anchor"><text:span text:style-name="T20">5</text:span></text:span><text:span text:style-name="T26"> Modern translation theory views</text:span><text:span text:style-name="Footnote_20_anchor"><text:span text:style-name="T20">6</text:span></text:span><text:span text:style-name="T26"> the translation as rendering a work</text:span><text:span text:style-name="Footnote_20_anchor"><text:span text:style-name="T20">7</text:span></text:span><text:span text:style-name="T26"> not only linguistically, but also culturally.</text:span><text:span text:style-name="Footnote_20_anchor"><text:span text:style-name="T20">8</text:span></text:span><text:span text:style-name="T26"> A translation of, say, </text:span><text:span text:style-name="T27">The Iliad</text:span><text:span text:style-name="T29"> into Japanese renders,</text:span><text:span text:style-name="Footnote_20_anchor"><text:span text:style-name="T21">9</text:span></text:span><text:span text:style-name="T29"> as best it can, a distant and ancient culture accessible to a modern audience.</text:span><text:span text:style-name="Footnote_20_anchor"><text:span text:style-name="T21">10</text:span></text:span><text:span text:style-name="T29"> Viewed in this way, a translation of </text:span><text:span text:style-name="T27">Alice</text:span><text:span text:style-name="T29"> into an archaic language</text:span><text:span text:style-name="fn2"><text:span text:style-name="T21">1</text:span></text:span><text:span text:style-name="T29"> is engaged in a curious two-step:</text:span><text:span text:style-name="fn2"><text:span text:style-name="T21">2</text:span></text:span><text:span text:style-name="T29"> it must represent the nineteenth-century </text:span><text:span text:style-name="T27">Alice</text:span><text:span text:style-name="T29"> to its audience along with many aspects of nineteenth-century culture</text:span><text:span text:style-name="fn2"><text:span text:style-name="T21">3</text:span></text:span><text:span text:style-name="T29">—if it didn’t it wouldn’t be a translation, but something else.</text:span><text:span text:style-name="fn2"><text:span text:style-name="T21">4</text:span></text:span><text:span text:style-name="T29"> But it will also, inevitably, touch upon and represent the ancient culture in whose language it is written.</text:span><text:span text:style-name="fn2"><text:span text:style-name="T21">5</text:span></text:span><text:span text:style-name="T29"> Even the 1964 Latin translation by Clive Carruthers,</text:span><text:span text:style-name="fn2"><text:span text:style-name="T21">6</text:span></text:span><text:span text:style-name="T29"> which remains firmly rooted in the nineteenth century,</text:span><text:span text:style-name="fn2"><text:span text:style-name="T21">7</text:span></text:span><text:span text:style-name="T29"> does that, if only by echoing the school-texts its readers are familiar with and employing</text:span><text:span text:style-name="fn2"><text:span text:style-name="T21">8</text:span></text:span><text:span text:style-name="T29"> a variety of meters from ancient elegiac couplets to the Goliardic rhymes of the Middle Ages.</text:span><text:span text:style-name="fn2"><text:span text:style-name="T21">9</text:span></text:span><text:span text:style-name="T29"> The Old English </text:span><text:span text:style-name="T28">Alice</text:span><text:span text:style-name="T30"> is, then, a translation for three cultures:</text:span><text:span text:style-name="fn2"><text:span text:style-name="T22">10</text:span></text:span><text:span text:style-name="T30"> both nineteenth-century and Anglo-Saxon England, and of course the postmodern world its intended readers inhabit.</text:span></text:p>
      <text:p text:style-name="P1"><text:span text:style-name="T31">These translations vary widely in quality, interest, and accessibility, and thus in their usefulness as teaching tools.</text:span><text:span text:style-name="Footnote_20_anchor"><text:span text:style-name="T23">1</text:span></text:span><text:span text:style-name="T31"> But I want to keep the translation</text:span><text:span text:style-name="Footnote_20_anchor"><text:span text:style-name="T23">2</text:span></text:span><text:span text:style-name="T31"> as teaching tool in the background today, and focus instead on the problems</text:span><text:span text:style-name="Footnote_20_anchor"><text:span text:style-name="T23">3</text:span></text:span><text:span text:style-name="T31"> a translator into an archaic language faces and the choices one makes while working through those problems.</text:span><text:span text:style-name="Footnote_20_anchor"><text:span text:style-name="T23">4</text:span></text:span><text:span text:style-name="T31"> These choices have implications for the translation as cultural production.</text:span><text:span text:style-name="Footnote_20_anchor"><text:span text:style-name="T23">5</text:span></text:span><text:span text:style-name="T31"> Modern translation theory views</text:span><text:span text:style-name="Footnote_20_anchor"><text:span text:style-name="T23">6</text:span></text:span><text:span text:style-name="T31"> the translation as rendering a work</text:span><text:span text:style-name="Footnote_20_anchor"><text:span text:style-name="T23">7</text:span></text:span><text:span text:style-name="T31"> not only linguistically, but also culturally.</text:span><text:span text:style-name="Footnote_20_anchor"><text:span text:style-name="T23">8</text:span></text:span><text:span text:style-name="T31"> A translation of, say, </text:span><text:span text:style-name="T32">The Iliad</text:span><text:span text:style-name="T34"> into Japanese renders,</text:span><text:span text:style-name="Footnote_20_anchor"><text:span text:style-name="T24">9</text:span></text:span><text:span text:style-name="T34"> as best it can, a distant and ancient culture accessible to a modern audience.</text:span><text:span text:style-name="Footnote_20_anchor"><text:span text:style-name="T24">10</text:span></text:span><text:span text:style-name="T34"> Viewed in this way, a translation of </text:span><text:span text:style-name="T32">Alice</text:span><text:span text:style-name="T34"> into an archaic language</text:span><text:span text:style-name="fn2"><text:span text:style-name="T24">1</text:span></text:span><text:span text:style-name="T34"> is engaged in a curious two-step:</text:span><text:span text:style-name="fn2"><text:span text:style-name="T24">2</text:span></text:span><text:span text:style-name="T34"> it must represent the nineteenth-century </text:span><text:span text:style-name="T32">Alice</text:span><text:span text:style-name="T34"> to its audience along with many aspects of nineteenth-century culture</text:span><text:span text:style-name="fn2"><text:span text:style-name="T24">3</text:span></text:span><text:span text:style-name="T34">—if it didn’t it wouldn’t be a translation, but something else.</text:span><text:span text:style-name="fn2"><text:span text:style-name="T24">4</text:span></text:span><text:span text:style-name="T34"> But it will also, inevitably, touch upon and represent the ancient culture in whose language it is written.</text:span><text:span text:style-name="fn2"><text:span text:style-name="T24">5</text:span></text:span><text:span text:style-name="T34"> Even the 1964 Latin translation by Clive Carruthers,</text:span><text:span text:style-name="fn2"><text:span text:style-name="T24">6</text:span></text:span><text:span text:style-name="T34"> which remains firmly rooted in the nineteenth century,</text:span><text:span text:style-name="fn2"><text:span text:style-name="T24">7</text:span></text:span><text:span text:style-name="T34"> does that, if only by echoing the school-texts its readers are familiar with and employing</text:span><text:span text:style-name="fn2"><text:span text:style-name="T24">8</text:span></text:span><text:span text:style-name="T34"> a variety of meters from ancient elegiac couplets to the Goliardic rhymes of the Middle Ages.</text:span><text:span text:style-name="fn2"><text:span text:style-name="T24">9</text:span></text:span><text:span text:style-name="T34"> The Old English </text:span><text:span text:style-name="T33">Alice</text:span><text:span text:style-name="T35"> is, then, a translation for three cultures:</text:span><text:span text:style-name="fn2"><text:span text:style-name="T25">10</text:span></text:span><text:span text:style-name="T35"> both nineteenth-century and Anglo-Saxon England, and of course the postmodern world its intended readers inhabit.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Elstob2" svg:font-family="Elstob" style:font-adornments="Bold" style:font-pitch="variable"/>
    <style:font-face style:name="Elstob3" svg:font-family="Elstob" style:font-adornments="ExtraLight" style:font-pitch="variable"/>
    <style:font-face style:name="Elstob" svg:font-family="Elstob" style:font-adornments="Light" style:font-pitch="variable"/>
    <style:font-face style:name="Elstob1" svg:font-family="Elstob" style:font-adornments="Regular" style:font-pitch="variable"/>
    <style:font-face style:name="Elstob:frac=1&amp;sups" svg:font-family="Elstob:frac=1&amp;sups" style:font-adornments="Regular" style:font-pitch="variable"/>
    <style:font-face style:name="Elstob:onum&amp;pnum" svg:font-family="Elstob:onum&amp;pnum" style:font-pitch="variable"/>
    <style:font-face style:name="Elstob:sups" svg:font-family="Elstob:sups" style:font-adornments="Light" style:font-pitch="variable"/>
    <style:font-face style:name="Elstob:sups&amp;onum&amp;pnum" svg:font-family="Elstob:sups&amp;onum&amp;pnum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Elstob1" fo:font-family="Elstob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_20_anchor" style:display-name="Footnote anchor" style:family="text">
      <style:text-properties style:text-position="0% 100%" style:font-name="Elstob:frac=1&amp;sups" fo:font-family="Elstob:frac=1&amp;sups" style:font-style-name="Regular" style:font-pitch="variable"/>
    </style:style>
    <style:style style:name="fn2" style:family="text" style:parent-style-name="Footnote_20_anchor">
      <style:text-properties style:font-name="Elstob:sups&amp;onum&amp;pnum" fo:font-family="Elstob:sups&amp;onum&amp;pnum" style:font-style-name="Regular" style:font-pitch="variable"/>
    </style:style>
    <style:style style:name="fn3" style:family="text" style:parent-style-name="Footnote_20_anchor">
      <style:text-properties style:font-name="Elstob:sups" fo:font-family="Elstob:sups" style:font-style-name="Light" style:font-pitch="variable" fo:font-weight="25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06T16:00:10.922365673</meta:creation-date>
    <dc:date>2020-08-12T08:32:47.807033821</dc:date>
    <meta:editing-duration>PT9H4M7S</meta:editing-duration>
    <meta:editing-cycles>3</meta:editing-cycles>
    <meta:generator>LibreOffice/6.3.6.2$MacOSX_X86_64 LibreOffice_project/2196df99b074d8a661f4036fca8fa0cbfa33a497</meta:generator>
    <meta:document-statistic meta:table-count="0" meta:image-count="0" meta:object-count="0" meta:page-count="2" meta:paragraph-count="4" meta:word-count="956" meta:character-count="6192" meta:non-whitespace-character-count="5244"/>
  </office:meta>
</office:document-meta>
</file>